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itle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Begynnerveiledning</text:h>
      <text:p text:style-name="First_20_paragraph">Denne guiden viser deg steg for steg hvordan du begynner å jobbe med OpenStreetMap. Du vil lære deg hvordan du åpner en brukerkonto, hvordan du kan redigere kart og hvordan du kan gå ut og samle informasjon som kan legges inn i kartet.</text:p>
      <text:p text:style-name="Text_20_body">In later chapters you can learn how to go outside and collect information to put on the map. The coordination chapters contain information about <text:span text:style-name="T1">remote mapping</text:span></text:p>
      <text:p text:style-name="Text_20_body">Kom i gang</text:p>
      <text:list xml:id="list6322659880083362804" text:style-name="L3">
        <text:list-item>
          <text:p text:style-name="P3"><text:a xlink:type="simple" xlink:href="mailto:learnosm@hotosm.org"><text:span text:style-name="Definition">learnosm@hotosm.org</text:span></text:a></text:p>
        </text:list-item>
        <text:list-item>
          <text:p text:style-name="P3"><text:a xlink:type="simple" xlink:href="https://twitter.com/learnosm"><text:span text:style-name="Definition">@learnOSM</text:span></text:a></text:p>
        </text:list-item>
        <text:list-item>
          <text:p text:style-name="P3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2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5-07-05T10:37:33.402896929</dc:date>
    <dc:creator>Nick Allen</dc:creator>
    <meta:editing-duration>P0D</meta:editing-duration>
    <meta:editing-cycles>1</meta:editing-cycles>
    <meta:document-statistic meta:table-count="0" meta:image-count="0" meta:object-count="0" meta:page-count="1" meta:paragraph-count="11" meta:word-count="89" meta:character-count="518" meta:non-whitespace-character-count="441"/>
    <meta:generator>LibreOffice/4.2.8.2$Linux_X86_64 LibreOffice_project/420m0$Build-2</meta:generator>
  </office:meta>
</office:document-meta>
</file>